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tor1_500ms" table:style-name="ta1">
        <table:shapes>
          <draw:frame draw:z-index="0" draw:style-name="gr1" draw:text-style-name="P1" svg:width="6.2988in" svg:height="3.5429in" svg:x="3.4693in" svg:y="0.1748in">
            <draw:object draw:notify-on-update-of-ranges="motor1_500ms.A1:motor1_500ms.A1 motor1_500ms.A2:motor1_500ms.A26 motor1_500ms.B1:motor1_500ms.B1 motor1_500ms.B2:motor1_500ms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-178" calcext:value-type="float">
            <text:p>-178</text:p>
          </table:table-cell>
          <table:table-cell office:value-type="float" office:value="14022" calcext:value-type="float">
            <text:p>140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658.59" calcext:value-type="float">
            <text:p>658.59</text:p>
          </table:table-cell>
          <table:table-cell office:value-type="float" office:value="14858.59" calcext:value-type="float">
            <text:p>14858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-158.17" calcext:value-type="float">
            <text:p>-158.17</text:p>
          </table:table-cell>
          <table:table-cell office:value-type="float" office:value="14041.83" calcext:value-type="float">
            <text:p>14041.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688.889999999999" calcext:value-type="float">
            <text:p>688.889999999999</text:p>
          </table:table-cell>
          <table:table-cell office:value-type="float" office:value="14888.89" calcext:value-type="float">
            <text:p>14888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-106.190000000001" calcext:value-type="float">
            <text:p>-106.190000000001</text:p>
          </table:table-cell>
          <table:table-cell office:value-type="float" office:value="14093.81" calcext:value-type="float">
            <text:p>14093.8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550" calcext:value-type="float">
            <text:p>55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-94.2099999999991" calcext:value-type="float">
            <text:p>-94.2099999999991</text:p>
          </table:table-cell>
          <table:table-cell office:value-type="float" office:value="14105.79" calcext:value-type="float">
            <text:p>14105.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570" calcext:value-type="float">
            <text:p>570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-92.2199999999993" calcext:value-type="float">
            <text:p>-92.2199999999993</text:p>
          </table:table-cell>
          <table:table-cell office:value-type="float" office:value="14107.78" calcext:value-type="float">
            <text:p>14107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413.860000000001" calcext:value-type="float">
            <text:p>413.860000000001</text:p>
          </table:table-cell>
          <table:table-cell office:value-type="float" office:value="14613.86" calcext:value-type="float">
            <text:p>14613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-84.2299999999996" calcext:value-type="float">
            <text:p>-84.2299999999996</text:p>
          </table:table-cell>
          <table:table-cell office:value-type="float" office:value="14115.77" calcext:value-type="float">
            <text:p>14115.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-56" calcext:value-type="float">
            <text:p>-56</text:p>
          </table:table-cell>
          <table:table-cell office:value-type="float" office:value="14144" calcext:value-type="float">
            <text:p>141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560" calcext:value-type="float">
            <text:p>560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14200)" office:value-type="float" office:value="-80.2399999999998" calcext:value-type="float">
            <text:p>-80.2399999999998</text:p>
          </table:table-cell>
          <table:table-cell office:value-type="float" office:value="14119.76" calcext:value-type="float">
            <text:p>14119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14200)" office:value-type="float" office:value="570" calcext:value-type="float">
            <text:p>570</text:p>
          </table:table-cell>
          <table:table-cell office:value-type="float" office:value="14770" calcext:value-type="float">
            <text:p>147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14200)" office:value-type="float" office:value="-78.2399999999998" calcext:value-type="float">
            <text:p>-78.2399999999998</text:p>
          </table:table-cell>
          <table:table-cell office:value-type="float" office:value="14121.76" calcext:value-type="float">
            <text:p>14121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14200)" office:value-type="float" office:value="-76.25" calcext:value-type="float">
            <text:p>-76.25</text:p>
          </table:table-cell>
          <table:table-cell office:value-type="float" office:value="14123.75" calcext:value-type="float">
            <text:p>14123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14200)" office:value-type="float" office:value="-72.25" calcext:value-type="float">
            <text:p>-72.25</text:p>
          </table:table-cell>
          <table:table-cell office:value-type="float" office:value="14127.75" calcext:value-type="float">
            <text:p>14127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14200)" office:value-type="float" office:value="-44" calcext:value-type="float">
            <text:p>-44</text:p>
          </table:table-cell>
          <table:table-cell office:value-type="float" office:value="14156" calcext:value-type="float">
            <text:p>141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</table:table>
      <table:table table:name="motor1_250ms" table:style-name="ta1">
        <table:shapes>
          <draw:frame draw:z-index="0" draw:style-name="gr1" draw:text-style-name="P1" svg:width="6.2988in" svg:height="3.5429in" svg:x="3.5197in" svg:y="0in">
            <draw:object draw:notify-on-update-of-ranges="motor1_250ms.A1:motor1_250ms.A1 motor1_250ms.A2:motor1_250ms.A18 motor1_250ms.B1:motor1_250ms.B1 motor1_250ms.B2:motor1_250ms.B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250" calcext:value-type="float">
            <text:p>250</text:p>
          </table:table-cell>
          <table:table-cell office:value-type="float" office:value="14450" calcext:value-type="float">
            <text:p>144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65.0599999999995" calcext:value-type="float">
            <text:p>65.0599999999995</text:p>
          </table:table-cell>
          <table:table-cell office:value-type="float" office:value="14265.06" calcext:value-type="float">
            <text:p>14265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196.040000000001" calcext:value-type="float">
            <text:p>196.040000000001</text:p>
          </table:table-cell>
          <table:table-cell office:value-type="float" office:value="14396.04" calcext:value-type="float">
            <text:p>14396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31.0799999999999" calcext:value-type="float">
            <text:p>31.0799999999999</text:p>
          </table:table-cell>
          <table:table-cell office:value-type="float" office:value="14231.08" calcext:value-type="float">
            <text:p>14231.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245.540000000001" calcext:value-type="float">
            <text:p>245.540000000001</text:p>
          </table:table-cell>
          <table:table-cell office:value-type="float" office:value="14445.54" calcext:value-type="float">
            <text:p>14445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66.9300000000003" calcext:value-type="float">
            <text:p>66.9300000000003</text:p>
          </table:table-cell>
          <table:table-cell office:value-type="float" office:value="14266.93" calcext:value-type="float">
            <text:p>14266.9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410" calcext:value-type="float">
            <text:p>410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90.8400000000001" calcext:value-type="float">
            <text:p>90.8400000000001</text:p>
          </table:table-cell>
          <table:table-cell office:value-type="float" office:value="14290.84" calcext:value-type="float">
            <text:p>14290.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102.790000000001" calcext:value-type="float">
            <text:p>102.790000000001</text:p>
          </table:table-cell>
          <table:table-cell office:value-type="float" office:value="14302.79" calcext:value-type="float">
            <text:p>14302.7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577.780000000001" calcext:value-type="float">
            <text:p>577.780000000001</text:p>
          </table:table-cell>
          <table:table-cell office:value-type="float" office:value="14777.78" calcext:value-type="float">
            <text:p>14777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430" calcext:value-type="float">
            <text:p>430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14200)" office:value-type="float" office:value="114.74" calcext:value-type="float">
            <text:p>114.74</text:p>
          </table:table-cell>
          <table:table-cell office:value-type="float" office:value="14314.74" calcext:value-type="float">
            <text:p>14314.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14200)" office:value-type="float" office:value="440" calcext:value-type="float">
            <text:p>440</text:p>
          </table:table-cell>
          <table:table-cell office:value-type="float" office:value="14640" calcext:value-type="float">
            <text:p>14640</text:p>
          </table:table-cell>
        </table:table-row>
      </table:table>
      <table:table table:name="motor1_100ms" table:style-name="ta1">
        <table:shapes>
          <draw:frame draw:z-index="0" draw:style-name="gr1" draw:text-style-name="P1" svg:width="6.2988in" svg:height="3.5429in" svg:x="3.5362in" svg:y="0.5303in">
            <draw:object draw:notify-on-update-of-ranges="motor1_100ms.A1:motor1_100ms.A38 motor1_100ms.B1:motor1_100ms.B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255" calcext:value-type="float">
            <text:p>255</text:p>
          </table:table-cell>
          <table:table-cell table:formula="of:=SUM([.C1]; -14200)" office:value-type="float" office:value="310" calcext:value-type="float">
            <text:p>310</text:p>
          </table:table-cell>
          <table:table-cell office:value-type="float" office:value="14510" calcext:value-type="float">
            <text:p>14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 -14200)" office:value-type="float" office:value="64.7099999999991" calcext:value-type="float">
            <text:p>64.7099999999991</text:p>
          </table:table-cell>
          <table:table-cell office:value-type="float" office:value="14264.71" calcext:value-type="float">
            <text:p>14264.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 -14200)" office:value-type="float" office:value="255.450000000001" calcext:value-type="float">
            <text:p>255.450000000001</text:p>
          </table:table-cell>
          <table:table-cell office:value-type="float" office:value="14455.45" calcext:value-type="float">
            <text:p>14455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 -14200)" office:value-type="float" office:value="324.75" calcext:value-type="float">
            <text:p>324.75</text:p>
          </table:table-cell>
          <table:table-cell office:value-type="float" office:value="14524.75" calcext:value-type="float">
            <text:p>14524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 -14200)" office:value-type="float" office:value="480" calcext:value-type="float">
            <text:p>480</text:p>
          </table:table-cell>
          <table:table-cell office:value-type="float" office:value="14680" calcext:value-type="float">
            <text:p>146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 -14200)" office:value-type="float" office:value="374.26" calcext:value-type="float">
            <text:p>374.26</text:p>
          </table:table-cell>
          <table:table-cell office:value-type="float" office:value="14574.26" calcext:value-type="float">
            <text:p>14574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 -14200)" office:value-type="float" office:value="510" calcext:value-type="float">
            <text:p>510</text:p>
          </table:table-cell>
          <table:table-cell office:value-type="float" office:value="14710" calcext:value-type="float">
            <text:p>147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 -14200)" office:value-type="float" office:value="550" calcext:value-type="float">
            <text:p>550</text:p>
          </table:table-cell>
          <table:table-cell office:value-type="float" office:value="14750" calcext:value-type="float">
            <text:p>147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 -14200)" office:value-type="float" office:value="394.059999999999" calcext:value-type="float">
            <text:p>394.059999999999</text:p>
          </table:table-cell>
          <table:table-cell office:value-type="float" office:value="14594.06" calcext:value-type="float">
            <text:p>14594.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 -14200)" office:value-type="float" office:value="580" calcext:value-type="float">
            <text:p>580</text:p>
          </table:table-cell>
          <table:table-cell office:value-type="float" office:value="14780" calcext:value-type="float">
            <text:p>14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 -14200)" office:value-type="float" office:value="453.459999999999" calcext:value-type="float">
            <text:p>453.459999999999</text:p>
          </table:table-cell>
          <table:table-cell office:value-type="float" office:value="14653.46" calcext:value-type="float">
            <text:p>14653.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 -14200)" office:value-type="float" office:value="590" calcext:value-type="float">
            <text:p>590</text:p>
          </table:table-cell>
          <table:table-cell office:value-type="float" office:value="14790" calcext:value-type="float">
            <text:p>147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 -14200)" office:value-type="float" office:value="600" calcext:value-type="float">
            <text:p>60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 -14200)" office:value-type="float" office:value="600" calcext:value-type="float">
            <text:p>600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 -14200)" office:value-type="float" office:value="610" calcext:value-type="float">
            <text:p>610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 -14200)" office:value-type="float" office:value="769.700000000001" calcext:value-type="float">
            <text:p>769.700000000001</text:p>
          </table:table-cell>
          <table:table-cell office:value-type="float" office:value="14969.7" calcext:value-type="float">
            <text:p>14969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 -14200)" office:value-type="float" office:value="319.610000000001" calcext:value-type="float">
            <text:p>319.610000000001</text:p>
          </table:table-cell>
          <table:table-cell office:value-type="float" office:value="14519.61" calcext:value-type="float">
            <text:p>14519.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 -14200)" office:value-type="float" office:value="329.41" calcext:value-type="float">
            <text:p>329.41</text:p>
          </table:table-cell>
          <table:table-cell office:value-type="float" office:value="14529.41" calcext:value-type="float">
            <text:p>14529.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 -14200)" office:value-type="float" office:value="329.41" calcext:value-type="float">
            <text:p>329.41</text:p>
          </table:table-cell>
          <table:table-cell office:value-type="float" office:value="14529.41" calcext:value-type="float">
            <text:p>14529.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 -14200)" office:value-type="float" office:value="620" calcext:value-type="float">
            <text:p>620</text:p>
          </table:table-cell>
          <table:table-cell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 -14200)" office:value-type="float" office:value="630" calcext:value-type="float">
            <text:p>630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 -14200)" office:value-type="float" office:value="473.270000000001" calcext:value-type="float">
            <text:p>473.270000000001</text:p>
          </table:table-cell>
          <table:table-cell office:value-type="float" office:value="14673.27" calcext:value-type="float">
            <text:p>14673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 -14200)" office:value-type="float" office:value="483.17" calcext:value-type="float">
            <text:p>483.17</text:p>
          </table:table-cell>
          <table:table-cell office:value-type="float" office:value="14683.17" calcext:value-type="float">
            <text:p>14683.17</text:p>
          </table:table-cell>
        </table:table-row>
      </table:table>
      <table:table table:name="motor1_50ms" table:style-name="ta1">
        <table:shapes>
          <draw:frame draw:z-index="0" draw:style-name="gr1" draw:text-style-name="P1" svg:width="6.2988in" svg:height="3.5429in" svg:x="3.528in" svg:y="0.6996in">
            <draw:object draw:notify-on-update-of-ranges="motor1_50ms.A1:motor1_50ms.A1 motor1_50ms.A2:motor1_50ms.A77 motor1_50ms.B1:motor1_50ms.B1 motor1_50ms.B2:motor1_50ms.B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47.5300000000007" calcext:value-type="float">
            <text:p>47.5300000000007</text:p>
          </table:table-cell>
          <table:table-cell office:value-type="float" office:value="14247.53" calcext:value-type="float">
            <text:p>14247.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320" calcext:value-type="float">
            <text:p>320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250.98" calcext:value-type="float">
            <text:p>250.98</text:p>
          </table:table-cell>
          <table:table-cell office:value-type="float" office:value="14450.98" calcext:value-type="float">
            <text:p>14450.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420" calcext:value-type="float">
            <text:p>420</text:p>
          </table:table-cell>
          <table:table-cell office:value-type="float" office:value="14620" calcext:value-type="float">
            <text:p>14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349.02" calcext:value-type="float">
            <text:p>349.02</text:p>
          </table:table-cell>
          <table:table-cell office:value-type="float" office:value="14549.02" calcext:value-type="float">
            <text:p>14549.0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364.360000000001" calcext:value-type="float">
            <text:p>364.360000000001</text:p>
          </table:table-cell>
          <table:table-cell office:value-type="float" office:value="14564.36" calcext:value-type="float">
            <text:p>14564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407.84" calcext:value-type="float">
            <text:p>407.84</text:p>
          </table:table-cell>
          <table:table-cell office:value-type="float" office:value="14607.84" calcext:value-type="float">
            <text:p>14607.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423.76" calcext:value-type="float">
            <text:p>423.76</text:p>
          </table:table-cell>
          <table:table-cell office:value-type="float" office:value="14623.76" calcext:value-type="float">
            <text:p>14623.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466.67" calcext:value-type="float">
            <text:p>466.67</text:p>
          </table:table-cell>
          <table:table-cell office:value-type="float" office:value="14666.67" calcext:value-type="float">
            <text:p>146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769.700000000001" calcext:value-type="float">
            <text:p>769.700000000001</text:p>
          </table:table-cell>
          <table:table-cell office:value-type="float" office:value="14969.7" calcext:value-type="float">
            <text:p>14969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650" calcext:value-type="float">
            <text:p>6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532.67" calcext:value-type="float">
            <text:p>532.67</text:p>
          </table:table-cell>
          <table:table-cell office:value-type="float" office:value="14732.67" calcext:value-type="float">
            <text:p>14732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 -14200)" office:value-type="float" office:value="603.92" calcext:value-type="float">
            <text:p>603.92</text:p>
          </table:table-cell>
          <table:table-cell office:value-type="float" office:value="14803.92" calcext:value-type="float">
            <text:p>14803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 -14200)" office:value-type="float" office:value="710" calcext:value-type="float">
            <text:p>710</text:p>
          </table:table-cell>
          <table:table-cell office:value-type="float" office:value="14910" calcext:value-type="float">
            <text:p>149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 -14200)" office:value-type="float" office:value="319.23" calcext:value-type="float">
            <text:p>319.23</text:p>
          </table:table-cell>
          <table:table-cell office:value-type="float" office:value="14519.23" calcext:value-type="float">
            <text:p>14519.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 -14200)" office:value-type="float" office:value="730" calcext:value-type="float">
            <text:p>730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 -14200)" office:value-type="float" office:value="643.139999999999" calcext:value-type="float">
            <text:p>643.139999999999</text:p>
          </table:table-cell>
          <table:table-cell office:value-type="float" office:value="14843.14" calcext:value-type="float">
            <text:p>14843.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 -14200)" office:value-type="float" office:value="890.91" calcext:value-type="float">
            <text:p>890.91</text:p>
          </table:table-cell>
          <table:table-cell office:value-type="float" office:value="15090.91" calcext:value-type="float">
            <text:p>15090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 -14200)" office:value-type="float" office:value="940" calcext:value-type="float">
            <text:p>940</text:p>
          </table:table-cell>
          <table:table-cell office:value-type="float" office:value="15140" calcext:value-type="float">
            <text:p>151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 -14200)" office:value-type="float" office:value="611.879999999999" calcext:value-type="float">
            <text:p>611.879999999999</text:p>
          </table:table-cell>
          <table:table-cell office:value-type="float" office:value="14811.88" calcext:value-type="float">
            <text:p>14811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 -14200)" office:value-type="float" office:value="960" calcext:value-type="float">
            <text:p>960</text:p>
          </table:table-cell>
          <table:table-cell office:value-type="float" office:value="15160" calcext:value-type="float">
            <text:p>151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 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 -14200)" office:value-type="float" office:value="396.15" calcext:value-type="float">
            <text:p>396.15</text:p>
          </table:table-cell>
          <table:table-cell office:value-type="float" office:value="14596.15" calcext:value-type="float">
            <text:p>14596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 -14200)" office:value-type="float" office:value="780" calcext:value-type="float">
            <text:p>780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 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 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 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 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 -14200)" office:value-type="float" office:value="682.35" calcext:value-type="float">
            <text:p>682.35</text:p>
          </table:table-cell>
          <table:table-cell office:value-type="float" office:value="14882.35" calcext:value-type="float">
            <text:p>14882.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 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 -14200)" office:value-type="float" office:value="961.620000000001" calcext:value-type="float">
            <text:p>961.620000000001</text:p>
          </table:table-cell>
          <table:table-cell office:value-type="float" office:value="15161.62" calcext:value-type="float">
            <text:p>15161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 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 -14200)" office:value-type="float" office:value="800" calcext:value-type="float">
            <text:p>8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 -14200)" office:value-type="float" office:value="415.379999999999" calcext:value-type="float">
            <text:p>415.379999999999</text:p>
          </table:table-cell>
          <table:table-cell office:value-type="float" office:value="14615.38" calcext:value-type="float">
            <text:p>14615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0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2]; -14200)" office:value-type="float" office:value="961.620000000001" calcext:value-type="float">
            <text:p>961.620000000001</text:p>
          </table:table-cell>
          <table:table-cell office:value-type="float" office:value="15161.62" calcext:value-type="float">
            <text:p>15161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3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4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5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6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7]; -14200)" office:value-type="float" office:value="415.379999999999" calcext:value-type="float">
            <text:p>415.379999999999</text:p>
          </table:table-cell>
          <table:table-cell office:value-type="float" office:value="14615.38" calcext:value-type="float">
            <text:p>14615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8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9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0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2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3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4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5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6]; -14200)" office:value-type="float" office:value="810" calcext:value-type="float">
            <text:p>810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7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8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9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0]; -14200)" office:value-type="float" office:value="671.290000000001" calcext:value-type="float">
            <text:p>671.290000000001</text:p>
          </table:table-cell>
          <table:table-cell office:value-type="float" office:value="14871.29" calcext:value-type="float">
            <text:p>14871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1]; -14200)" office:value-type="float" office:value="701.959999999999" calcext:value-type="float">
            <text:p>701.959999999999</text:p>
          </table:table-cell>
          <table:table-cell office:value-type="float" office:value="14901.96" calcext:value-type="float">
            <text:p>14901.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2]; -14200)" office:value-type="float" office:value="971.719999999999" calcext:value-type="float">
            <text:p>971.719999999999</text:p>
          </table:table-cell>
          <table:table-cell office:value-type="float" office:value="15171.72" calcext:value-type="float">
            <text:p>15171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3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4]; 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5]; -14200)" office:value-type="float" office:value="1000" calcext:value-type="float">
            <text:p>10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6]; 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7]; 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</table:table>
      <table:table table:name="motor1_10ms" table:style-name="ta1">
        <table:shapes>
          <draw:frame draw:z-index="0" draw:style-name="gr1" draw:text-style-name="P1" svg:width="6.2988in" svg:height="3.5429in" svg:x="3.1925in" svg:y="0.2681in">
            <draw:object draw:notify-on-update-of-ranges="motor1_10ms.A1:motor1_10ms.A1 motor1_10ms.A2:motor1_10ms.A50 motor1_10ms.B1:motor1_10ms.B1 motor1_10ms.B2:motor1_10ms.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-14200)" office:value-type="float" office:value="1040" calcext:value-type="float">
            <text:p>1040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-14200)" office:value-type="float" office:value="890.91" calcext:value-type="float">
            <text:p>890.91</text:p>
          </table:table-cell>
          <table:table-cell office:value-type="float" office:value="15090.91" calcext:value-type="float">
            <text:p>15090.9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-14200)" office:value-type="float" office:value="1214.14" calcext:value-type="float">
            <text:p>1214.14</text:p>
          </table:table-cell>
          <table:table-cell office:value-type="float" office:value="15414.14" calcext:value-type="float">
            <text:p>15414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-14200)" office:value-type="float" office:value="1080" calcext:value-type="float">
            <text:p>108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-14200)" office:value-type="float" office:value="948.51" calcext:value-type="float">
            <text:p>948.51</text:p>
          </table:table-cell>
          <table:table-cell office:value-type="float" office:value="15148.51" calcext:value-type="float">
            <text:p>15148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-14200)" office:value-type="float" office:value="958.42" calcext:value-type="float">
            <text:p>958.42</text:p>
          </table:table-cell>
          <table:table-cell office:value-type="float" office:value="15158.42" calcext:value-type="float">
            <text:p>15158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-14200)" office:value-type="float" office:value="1120" calcext:value-type="float">
            <text:p>1120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-14200)" office:value-type="float" office:value="1130" calcext:value-type="float">
            <text:p>1130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-14200)" office:value-type="float" office:value="1140" calcext:value-type="float">
            <text:p>1140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-14200)" office:value-type="float" office:value="1140" calcext:value-type="float">
            <text:p>1140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0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1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2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3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4];-14200)" office:value-type="float" office:value="1007.92" calcext:value-type="float">
            <text:p>1007.92</text:p>
          </table:table-cell>
          <table:table-cell office:value-type="float" office:value="15207.92" calcext:value-type="float">
            <text:p>15207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5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6];-14200)" office:value-type="float" office:value="1325.25" calcext:value-type="float">
            <text:p>1325.25</text:p>
          </table:table-cell>
          <table:table-cell office:value-type="float" office:value="15525.25" calcext:value-type="float">
            <text:p>15525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7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8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9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0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1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2];-14200)" office:value-type="float" office:value="1170" calcext:value-type="float">
            <text:p>1170</text:p>
          </table:table-cell>
          <table:table-cell office:value-type="float" office:value="15370" calcext:value-type="float">
            <text:p>15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3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4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5];-14200)" office:value-type="float" office:value="2600" calcext:value-type="float">
            <text:p>26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6];-14200)" office:value-type="float" office:value="1017.82" calcext:value-type="float">
            <text:p>1017.82</text:p>
          </table:table-cell>
          <table:table-cell office:value-type="float" office:value="15217.82" calcext:value-type="float">
            <text:p>15217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7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8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9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0];-14200)" office:value-type="float" office:value="1190" calcext:value-type="float">
            <text:p>1190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1];-14200)" office:value-type="float" office:value="-283.33" calcext:value-type="float">
            <text:p>-283.33</text:p>
          </table:table-cell>
          <table:table-cell office:value-type="float" office:value="13916.67" calcext:value-type="float">
            <text:p>1391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2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3];-14200)" office:value-type="float" office:value="-283.33" calcext:value-type="float">
            <text:p>-283.33</text:p>
          </table:table-cell>
          <table:table-cell office:value-type="float" office:value="13916.67" calcext:value-type="float">
            <text:p>1391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4];-14200)" office:value-type="float" office:value="1190" calcext:value-type="float">
            <text:p>1190</text:p>
          </table:table-cell>
          <table:table-cell office:value-type="float" office:value="15390" calcext:value-type="float">
            <text:p>15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5];-14200)" office:value-type="float" office:value="981.82" calcext:value-type="float">
            <text:p>981.82</text:p>
          </table:table-cell>
          <table:table-cell office:value-type="float" office:value="15181.82" calcext:value-type="float">
            <text:p>15181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6];-14200)" office:value-type="float" office:value="1335.35" calcext:value-type="float">
            <text:p>1335.35</text:p>
          </table:table-cell>
          <table:table-cell office:value-type="float" office:value="15535.35" calcext:value-type="float">
            <text:p>1553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7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8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9];-14200)" office:value-type="float" office:value="2600" calcext:value-type="float">
            <text:p>26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0];-14200)" office:value-type="float" office:value="1037.62" calcext:value-type="float">
            <text:p>1037.62</text:p>
          </table:table-cell>
          <table:table-cell office:value-type="float" office:value="15237.62" calcext:value-type="float">
            <text:p>15237.62</text:p>
          </table:table-cell>
        </table:table-row>
      </table:table>
      <table:table table:name="README" table:style-name="ta1">
        <table:table-column table:style-name="co1" table:default-cell-style-name="Default"/>
        <table:table-row table:style-name="ro1">
          <table:table-cell office:value-type="string" calcext:value-type="string">
            <text:p>README: This data corresponds to the oscillate_pwm() test. The test characterizes the response of our Nidec 24H motors. Depending on the time_delay, we see how accurately our motors respond to the set PWM. We decided that 250ms is optimal for our purposes.</text:p>
          </table:table-cell>
        </table:table-row>
      </table:table>
      <table:table table:name="motor2_500ms" table:style-name="ta1">
        <table:shapes>
          <draw:frame draw:z-index="0" draw:name="Motor 2: 500ms" draw:style-name="gr1" draw:text-style-name="P1" svg:width="6.2988in" svg:height="3.5429in" svg:x="3.4783in" svg:y="0.7535in">
            <draw:object draw:notify-on-update-of-ranges="motor2_500ms.A1:motor2_500ms.A1 motor2_500ms.A2:motor2_500ms.A16 motor2_500ms.B1:motor2_500ms.B1 motor2_500ms.B2:motor2_500ms.B1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 -14200)" office:value-type="float" office:value="638.379999999999" calcext:value-type="float">
            <text:p>638.379999999999</text:p>
          </table:table-cell>
          <table:table-cell office:value-type="float" office:value="14838.38" calcext:value-type="float">
            <text:p>14838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 -14200)" office:value-type="float" office:value="-102.200000000001" calcext:value-type="float">
            <text:p>-102.200000000001</text:p>
          </table:table-cell>
          <table:table-cell office:value-type="float" office:value="14097.8" calcext:value-type="float">
            <text:p>14097.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 -14200)" office:value-type="float" office:value="740" calcext:value-type="float">
            <text:p>740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 -14200)" office:value-type="float" office:value="109.379999999999" calcext:value-type="float">
            <text:p>109.379999999999</text:p>
          </table:table-cell>
          <table:table-cell office:value-type="float" office:value="14309.38" calcext:value-type="float">
            <text:p>14309.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 -14200)" office:value-type="float" office:value="671.290000000001" calcext:value-type="float">
            <text:p>671.290000000001</text:p>
          </table:table-cell>
          <table:table-cell office:value-type="float" office:value="14871.29" calcext:value-type="float">
            <text:p>14871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 -14200)" office:value-type="float" office:value="218" calcext:value-type="float">
            <text:p>218</text:p>
          </table:table-cell>
          <table:table-cell office:value-type="float" office:value="14418" calcext:value-type="float">
            <text:p>144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 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 -14200)" office:value-type="float" office:value="248" calcext:value-type="float">
            <text:p>248</text:p>
          </table:table-cell>
          <table:table-cell office:value-type="float" office:value="14448" calcext:value-type="float">
            <text:p>144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 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 -14200)" office:value-type="float" office:value="233.129999999999" calcext:value-type="float">
            <text:p>233.129999999999</text:p>
          </table:table-cell>
          <table:table-cell office:value-type="float" office:value="14433.13" calcext:value-type="float">
            <text:p>14433.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 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 -14200)" office:value-type="float" office:value="223.15" calcext:value-type="float">
            <text:p>223.15</text:p>
          </table:table-cell>
          <table:table-cell office:value-type="float" office:value="14423.15" calcext:value-type="float">
            <text:p>14423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 -14200)" office:value-type="float" office:value="209.18" calcext:value-type="float">
            <text:p>209.18</text:p>
          </table:table-cell>
          <table:table-cell office:value-type="float" office:value="14409.18" calcext:value-type="float">
            <text:p>14409.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 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</table:table>
      <table:table table:name="motor2_250ms" table:style-name="ta1">
        <table:shapes>
          <draw:frame draw:z-index="0" draw:style-name="gr1" draw:text-style-name="P1" svg:width="6.2988in" svg:height="3.5429in" svg:x="3.1256in" svg:y="0.1835in">
            <draw:object draw:notify-on-update-of-ranges="motor2_250ms.A1:motor2_250ms.A1 motor2_250ms.A2:motor2_250ms.A19 motor2_250ms.B1:motor2_250ms.B1 motor2_250ms.B2:motor2_250ms.B1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];-14200)" office:value-type="float" office:value="90" calcext:value-type="float">
            <text:p>90</text:p>
          </table:table-cell>
          <table:table-cell office:value-type="float" office:value="14290" calcext:value-type="float">
            <text:p>14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];-14200)" office:value-type="float" office:value="-156.17" calcext:value-type="float">
            <text:p>-156.17</text:p>
          </table:table-cell>
          <table:table-cell office:value-type="float" office:value="14043.83" calcext:value-type="float">
            <text:p>14043.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];-14200)" office:value-type="float" office:value="537.370000000001" calcext:value-type="float">
            <text:p>537.370000000001</text:p>
          </table:table-cell>
          <table:table-cell office:value-type="float" office:value="14737.37" calcext:value-type="float">
            <text:p>14737.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];-14200)" office:value-type="float" office:value="110.76" calcext:value-type="float">
            <text:p>110.76</text:p>
          </table:table-cell>
          <table:table-cell office:value-type="float" office:value="14310.76" calcext:value-type="float">
            <text:p>14310.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];-14200)" office:value-type="float" office:value="698.99" calcext:value-type="float">
            <text:p>698.99</text:p>
          </table:table-cell>
          <table:table-cell office:value-type="float" office:value="14898.99" calcext:value-type="float">
            <text:p>14898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];-14200)" office:value-type="float" office:value="254.18" calcext:value-type="float">
            <text:p>254.18</text:p>
          </table:table-cell>
          <table:table-cell office:value-type="float" office:value="14454.18" calcext:value-type="float">
            <text:p>14454.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];-14200)" office:value-type="float" office:value="493.07" calcext:value-type="float">
            <text:p>493.07</text:p>
          </table:table-cell>
          <table:table-cell office:value-type="float" office:value="14693.07" calcext:value-type="float">
            <text:p>14693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];-14200)" office:value-type="float" office:value="396" calcext:value-type="float">
            <text:p>396</text:p>
          </table:table-cell>
          <table:table-cell office:value-type="float" office:value="14596" calcext:value-type="float">
            <text:p>145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];-14200)" office:value-type="float" office:value="542.57" calcext:value-type="float">
            <text:p>542.57</text:p>
          </table:table-cell>
          <table:table-cell office:value-type="float" office:value="14742.57" calcext:value-type="float">
            <text:p>14742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];-14200)" office:value-type="float" office:value="381.67" calcext:value-type="float">
            <text:p>381.67</text:p>
          </table:table-cell>
          <table:table-cell office:value-type="float" office:value="14581.67" calcext:value-type="float">
            <text:p>14581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2];-14200)" office:value-type="float" office:value="572.280000000001" calcext:value-type="float">
            <text:p>572.280000000001</text:p>
          </table:table-cell>
          <table:table-cell office:value-type="float" office:value="14772.28" calcext:value-type="float">
            <text:p>14772.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3];-14200)" office:value-type="float" office:value="405.58" calcext:value-type="float">
            <text:p>405.58</text:p>
          </table:table-cell>
          <table:table-cell office:value-type="float" office:value="14605.58" calcext:value-type="float">
            <text:p>14605.5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4];-14200)" office:value-type="float" office:value="730" calcext:value-type="float">
            <text:p>730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5];-14200)" office:value-type="float" office:value="421.51" calcext:value-type="float">
            <text:p>421.51</text:p>
          </table:table-cell>
          <table:table-cell office:value-type="float" office:value="14621.51" calcext:value-type="float">
            <text:p>14621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6];-14200)" office:value-type="float" office:value="750" calcext:value-type="float">
            <text:p>750</text:p>
          </table:table-cell>
          <table:table-cell office:value-type="float" office:value="14950" calcext:value-type="float">
            <text:p>149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7];-14200)" office:value-type="float" office:value="421.51" calcext:value-type="float">
            <text:p>421.51</text:p>
          </table:table-cell>
          <table:table-cell office:value-type="float" office:value="14621.51" calcext:value-type="float">
            <text:p>14621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8];-14200)" office:value-type="float" office:value="901.01" calcext:value-type="float">
            <text:p>901.01</text:p>
          </table:table-cell>
          <table:table-cell office:value-type="float" office:value="15101.01" calcext:value-type="float">
            <text:p>1510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9];-14200)" office:value-type="float" office:value="429.48" calcext:value-type="float">
            <text:p>429.48</text:p>
          </table:table-cell>
          <table:table-cell office:value-type="float" office:value="14629.48" calcext:value-type="float">
            <text:p>14629.48</text:p>
          </table:table-cell>
        </table:table-row>
      </table:table>
      <table:table table:name="motor2_100ms" table:style-name="ta1">
        <table:shapes>
          <draw:frame draw:z-index="0" draw:style-name="gr1" draw:text-style-name="P1" svg:width="6.2988in" svg:height="3.5429in" svg:x="3.7551in" svg:y="0.6492in">
            <draw:object draw:notify-on-update-of-ranges="motor2_100ms.A1:motor2_100ms.A1 motor2_100ms.A2:motor2_100ms.A50 motor2_100ms.B1:motor2_100ms.B1 motor2_100ms.B2:motor2_100ms.B5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-41.5799999999999" calcext:value-type="float">
            <text:p>-41.5799999999999</text:p>
          </table:table-cell>
          <table:table-cell office:value-type="float" office:value="14158.42" calcext:value-type="float">
            <text:p>14158.4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426.26" calcext:value-type="float">
            <text:p>426.26</text:p>
          </table:table-cell>
          <table:table-cell office:value-type="float" office:value="14626.26" calcext:value-type="float">
            <text:p>14626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35.2900000000009" calcext:value-type="float">
            <text:p>35.2900000000009</text:p>
          </table:table-cell>
          <table:table-cell office:value-type="float" office:value="14235.29" calcext:value-type="float">
            <text:p>14235.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440" calcext:value-type="float">
            <text:p>440</text:p>
          </table:table-cell>
          <table:table-cell office:value-type="float" office:value="14640" calcext:value-type="float">
            <text:p>14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192.16" calcext:value-type="float">
            <text:p>192.16</text:p>
          </table:table-cell>
          <table:table-cell office:value-type="float" office:value="14392.16" calcext:value-type="float">
            <text:p>14392.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560" calcext:value-type="float">
            <text:p>560</text:p>
          </table:table-cell>
          <table:table-cell office:value-type="float" office:value="14760" calcext:value-type="float">
            <text:p>147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300" calcext:value-type="float">
            <text:p>300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650" calcext:value-type="float">
            <text:p>650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368.629999999999" calcext:value-type="float">
            <text:p>368.629999999999</text:p>
          </table:table-cell>
          <table:table-cell office:value-type="float" office:value="14568.63" calcext:value-type="float">
            <text:p>14568.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562.379999999999" calcext:value-type="float">
            <text:p>562.379999999999</text:p>
          </table:table-cell>
          <table:table-cell office:value-type="float" office:value="14762.38" calcext:value-type="float">
            <text:p>14762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720" calcext:value-type="float">
            <text:p>720</text:p>
          </table:table-cell>
          <table:table-cell office:value-type="float" office:value="14920" calcext:value-type="float">
            <text:p>149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611.879999999999" calcext:value-type="float">
            <text:p>611.879999999999</text:p>
          </table:table-cell>
          <table:table-cell office:value-type="float" office:value="14811.88" calcext:value-type="float">
            <text:p>14811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641.58" calcext:value-type="float">
            <text:p>641.58</text:p>
          </table:table-cell>
          <table:table-cell office:value-type="float" office:value="14841.58" calcext:value-type="float">
            <text:p>14841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790" calcext:value-type="float">
            <text:p>790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661.389999999999" calcext:value-type="float">
            <text:p>661.389999999999</text:p>
          </table:table-cell>
          <table:table-cell office:value-type="float" office:value="14861.39" calcext:value-type="float">
            <text:p>14861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820" calcext:value-type="float">
            <text:p>820</text:p>
          </table:table-cell>
          <table:table-cell office:value-type="float" office:value="15020" calcext:value-type="float">
            <text:p>150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-14200)" office:value-type="float" office:value="830" calcext:value-type="float">
            <text:p>830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-14200)" office:value-type="float" office:value="830" calcext:value-type="float">
            <text:p>830</text:p>
          </table:table-cell>
          <table:table-cell office:value-type="float" office:value="15030" calcext:value-type="float">
            <text:p>150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-14200)" office:value-type="float" office:value="991.92" calcext:value-type="float">
            <text:p>991.92</text:p>
          </table:table-cell>
          <table:table-cell office:value-type="float" office:value="15191.92" calcext:value-type="float">
            <text:p>15191.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-14200)" office:value-type="float" office:value="700.99" calcext:value-type="float">
            <text:p>700.99</text:p>
          </table:table-cell>
          <table:table-cell office:value-type="float" office:value="14900.99" calcext:value-type="float">
            <text:p>14900.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-14200)" office:value-type="float" office:value="850" calcext:value-type="float">
            <text:p>850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-14200)" office:value-type="float" office:value="710.889999999999" calcext:value-type="float">
            <text:p>710.889999999999</text:p>
          </table:table-cell>
          <table:table-cell office:value-type="float" office:value="14910.89" calcext:value-type="float">
            <text:p>14910.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-14200)" office:value-type="float" office:value="860" calcext:value-type="float">
            <text:p>860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-14200)" office:value-type="float" office:value="574.51" calcext:value-type="float">
            <text:p>574.51</text:p>
          </table:table-cell>
          <table:table-cell office:value-type="float" office:value="14774.51" calcext:value-type="float">
            <text:p>14774.5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-14200)" office:value-type="float" office:value="584.31" calcext:value-type="float">
            <text:p>584.31</text:p>
          </table:table-cell>
          <table:table-cell office:value-type="float" office:value="14784.31" calcext:value-type="float">
            <text:p>14784.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-14200)" office:value-type="float" office:value="890" calcext:value-type="float">
            <text:p>890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-14200)" office:value-type="float" office:value="740.59" calcext:value-type="float">
            <text:p>740.59</text:p>
          </table:table-cell>
          <table:table-cell office:value-type="float" office:value="14940.59" calcext:value-type="float">
            <text:p>1494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-14200)" office:value-type="float" office:value="730.690000000001" calcext:value-type="float">
            <text:p>730.690000000001</text:p>
          </table:table-cell>
          <table:table-cell office:value-type="float" office:value="14930.69" calcext:value-type="float">
            <text:p>14930.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-14200)" office:value-type="float" office:value="750.5" calcext:value-type="float">
            <text:p>750.5</text:p>
          </table:table-cell>
          <table:table-cell office:value-type="float" office:value="14950.5" calcext:value-type="float">
            <text:p>14950.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-14200)" office:value-type="float" office:value="890" calcext:value-type="float">
            <text:p>890</text:p>
          </table:table-cell>
          <table:table-cell office:value-type="float" office:value="15090" calcext:value-type="float">
            <text:p>1509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9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0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</table:table>
      <table:table table:name="motor2_50ms" table:style-name="ta1">
        <table:shapes>
          <draw:frame draw:z-index="0" draw:style-name="gr1" draw:text-style-name="P1" svg:width="6.2988in" svg:height="3.5429in" svg:x="3.411in" svg:y="0.7933in">
            <draw:object draw:notify-on-update-of-ranges="motor2_50ms.A1:motor2_50ms.A1 motor2_50ms.A2:motor2_50ms.A48 motor2_50ms.B1:motor2_50ms.B1 motor2_50ms.B2:motor2_50ms.B4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368.629999999999" calcext:value-type="float">
            <text:p>368.629999999999</text:p>
          </table:table-cell>
          <table:table-cell office:value-type="float" office:value="14568.63" calcext:value-type="float">
            <text:p>14568.6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413.860000000001" calcext:value-type="float">
            <text:p>413.860000000001</text:p>
          </table:table-cell>
          <table:table-cell office:value-type="float" office:value="14613.86" calcext:value-type="float">
            <text:p>14613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780" calcext:value-type="float">
            <text:p>780</text:p>
          </table:table-cell>
          <table:table-cell office:value-type="float" office:value="14980" calcext:value-type="float">
            <text:p>149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660" calcext:value-type="float">
            <text:p>660</text:p>
          </table:table-cell>
          <table:table-cell office:value-type="float" office:value="14860" calcext:value-type="float">
            <text:p>148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584.31" calcext:value-type="float">
            <text:p>584.31</text:p>
          </table:table-cell>
          <table:table-cell office:value-type="float" office:value="14784.31" calcext:value-type="float">
            <text:p>14784.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740" calcext:value-type="float">
            <text:p>740</text:p>
          </table:table-cell>
          <table:table-cell office:value-type="float" office:value="14940" calcext:value-type="float">
            <text:p>149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662.75" calcext:value-type="float">
            <text:p>662.75</text:p>
          </table:table-cell>
          <table:table-cell office:value-type="float" office:value="14862.75" calcext:value-type="float">
            <text:p>14862.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651.49" calcext:value-type="float">
            <text:p>651.49</text:p>
          </table:table-cell>
          <table:table-cell office:value-type="float" office:value="14851.49" calcext:value-type="float">
            <text:p>14851.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721.57" calcext:value-type="float">
            <text:p>721.57</text:p>
          </table:table-cell>
          <table:table-cell office:value-type="float" office:value="14921.57" calcext:value-type="float">
            <text:p>14921.5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1002.02" calcext:value-type="float">
            <text:p>1002.02</text:p>
          </table:table-cell>
          <table:table-cell office:value-type="float" office:value="15202.02" calcext:value-type="float">
            <text:p>15202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760.780000000001" calcext:value-type="float">
            <text:p>760.780000000001</text:p>
          </table:table-cell>
          <table:table-cell office:value-type="float" office:value="14960.78" calcext:value-type="float">
            <text:p>14960.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880" calcext:value-type="float">
            <text:p>880</text:p>
          </table:table-cell>
          <table:table-cell office:value-type="float" office:value="15080" calcext:value-type="float">
            <text:p>15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1100" calcext:value-type="float">
            <text:p>110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920" calcext:value-type="float">
            <text:p>920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819.610000000001" calcext:value-type="float">
            <text:p>819.610000000001</text:p>
          </table:table-cell>
          <table:table-cell office:value-type="float" office:value="15019.61" calcext:value-type="float">
            <text:p>15019.6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790.1" calcext:value-type="float">
            <text:p>790.1</text:p>
          </table:table-cell>
          <table:table-cell office:value-type="float" office:value="14990.1" calcext:value-type="float">
            <text:p>1499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858.82" calcext:value-type="float">
            <text:p>858.82</text:p>
          </table:table-cell>
          <table:table-cell office:value-type="float" office:value="15058.82" calcext:value-type="float">
            <text:p>15058.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-14200)" office:value-type="float" office:value="1113.13" calcext:value-type="float">
            <text:p>1113.13</text:p>
          </table:table-cell>
          <table:table-cell office:value-type="float" office:value="15313.13" calcext:value-type="float">
            <text:p>15313.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-14200)" office:value-type="float" office:value="878.43" calcext:value-type="float">
            <text:p>878.43</text:p>
          </table:table-cell>
          <table:table-cell office:value-type="float" office:value="15078.43" calcext:value-type="float">
            <text:p>15078.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-14200)" office:value-type="float" office:value="980" calcext:value-type="float">
            <text:p>980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-14200)" office:value-type="float" office:value="1180" calcext:value-type="float">
            <text:p>1180</text:p>
          </table:table-cell>
          <table:table-cell office:value-type="float" office:value="15380" calcext:value-type="float">
            <text:p>1538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-14200)" office:value-type="float" office:value="990" calcext:value-type="float">
            <text:p>990</text:p>
          </table:table-cell>
          <table:table-cell office:value-type="float" office:value="15190" calcext:value-type="float">
            <text:p>15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-14200)" office:value-type="float" office:value="898.040000000001" calcext:value-type="float">
            <text:p>898.040000000001</text:p>
          </table:table-cell>
          <table:table-cell office:value-type="float" office:value="15098.04" calcext:value-type="float">
            <text:p>15098.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-14200)" office:value-type="float" office:value="849.5" calcext:value-type="float">
            <text:p>849.5</text:p>
          </table:table-cell>
          <table:table-cell office:value-type="float" office:value="15049.5" calcext:value-type="float">
            <text:p>15049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-14200)" office:value-type="float" office:value="917.65" calcext:value-type="float">
            <text:p>917.65</text:p>
          </table:table-cell>
          <table:table-cell office:value-type="float" office:value="15117.65" calcext:value-type="float">
            <text:p>15117.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-14200)" office:value-type="float" office:value="626.92" calcext:value-type="float">
            <text:p>626.92</text:p>
          </table:table-cell>
          <table:table-cell office:value-type="float" office:value="14826.92" calcext:value-type="float">
            <text:p>14826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-14200)" office:value-type="float" office:value="1020" calcext:value-type="float">
            <text:p>1020</text:p>
          </table:table-cell>
          <table:table-cell office:value-type="float" office:value="15220" calcext:value-type="float">
            <text:p>15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-14200)" office:value-type="float" office:value="1220" calcext:value-type="float">
            <text:p>1220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-14200)" office:value-type="float" office:value="879.209999999999" calcext:value-type="float">
            <text:p>879.209999999999</text:p>
          </table:table-cell>
          <table:table-cell office:value-type="float" office:value="15079.21" calcext:value-type="float">
            <text:p>15079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-14200)" office:value-type="float" office:value="879.209999999999" calcext:value-type="float">
            <text:p>879.209999999999</text:p>
          </table:table-cell>
          <table:table-cell office:value-type="float" office:value="15079.21" calcext:value-type="float">
            <text:p>15079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-14200)" office:value-type="float" office:value="1183.84" calcext:value-type="float">
            <text:p>1183.84</text:p>
          </table:table-cell>
          <table:table-cell office:value-type="float" office:value="15383.84" calcext:value-type="float">
            <text:p>15383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-14200)" office:value-type="float" office:value="1040" calcext:value-type="float">
            <text:p>1040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-14200)" office:value-type="float" office:value="1240" calcext:value-type="float">
            <text:p>1240</text:p>
          </table:table-cell>
          <table:table-cell office:value-type="float" office:value="15440" calcext:value-type="float">
            <text:p>1544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-14200)" office:value-type="float" office:value="899.01" calcext:value-type="float">
            <text:p>899.01</text:p>
          </table:table-cell>
          <table:table-cell office:value-type="float" office:value="15099.01" calcext:value-type="float">
            <text:p>1509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-14200)" office:value-type="float" office:value="937.25" calcext:value-type="float">
            <text:p>937.25</text:p>
          </table:table-cell>
          <table:table-cell office:value-type="float" office:value="15137.25" calcext:value-type="float">
            <text:p>15137.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-14200)" office:value-type="float" office:value="1050" calcext:value-type="float">
            <text:p>10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-14200)" office:value-type="float" office:value="646.15" calcext:value-type="float">
            <text:p>646.15</text:p>
          </table:table-cell>
          <table:table-cell office:value-type="float" office:value="14846.15" calcext:value-type="float">
            <text:p>14846.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-14200)" office:value-type="float" office:value="1204.04" calcext:value-type="float">
            <text:p>1204.04</text:p>
          </table:table-cell>
          <table:table-cell office:value-type="float" office:value="15404.04" calcext:value-type="float">
            <text:p>15404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-14200)" office:value-type="float" office:value="1050" calcext:value-type="float">
            <text:p>1050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-14200)" office:value-type="float" office:value="1260" calcext:value-type="float">
            <text:p>1260</text:p>
          </table:table-cell>
          <table:table-cell office:value-type="float" office:value="15460" calcext:value-type="float">
            <text:p>1546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-14200)" office:value-type="float" office:value="899.01" calcext:value-type="float">
            <text:p>899.01</text:p>
          </table:table-cell>
          <table:table-cell office:value-type="float" office:value="15099.01" calcext:value-type="float">
            <text:p>1509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-14200)" office:value-type="float" office:value="956.860000000001" calcext:value-type="float">
            <text:p>956.860000000001</text:p>
          </table:table-cell>
          <table:table-cell office:value-type="float" office:value="15156.86" calcext:value-type="float">
            <text:p>15156.86</text:p>
          </table:table-cell>
        </table:table-row>
      </table:table>
      <table:table table:name="motor2_10ms" table:style-name="ta1">
        <table:shapes>
          <draw:frame draw:z-index="0" draw:style-name="gr1" draw:text-style-name="P1" svg:width="6.2988in" svg:height="3.5429in" svg:x="3.7543in" svg:y="0.463in">
            <draw:object draw:notify-on-update-of-ranges="motor2_10ms.A1:motor2_10ms.A1 motor2_10ms.A2:motor2_10ms.A118 motor2_10ms.B1:motor2_10ms.B1 motor2_10ms.B2:motor2_10ms.B1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PWM</text:p>
          </table:table-cell>
          <table:table-cell office:value-type="string" calcext:value-type="string">
            <text:p>Adjusted Velocit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];-14200)" office:value-type="float" office:value="1300" calcext:value-type="float">
            <text:p>130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];-14200)" office:value-type="float" office:value="150" calcext:value-type="float">
            <text:p>150</text:p>
          </table:table-cell>
          <table:table-cell office:value-type="float" office:value="14350" calcext:value-type="float">
            <text:p>143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];-14200)" office:value-type="float" office:value="1500" calcext:value-type="float">
            <text:p>1500</text:p>
          </table:table-cell>
          <table:table-cell office:value-type="float" office:value="15700" calcext:value-type="float">
            <text:p>15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];-14200)" office:value-type="float" office:value="340" calcext:value-type="float">
            <text:p>340</text:p>
          </table:table-cell>
          <table:table-cell office:value-type="float" office:value="14540" calcext:value-type="float">
            <text:p>145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];-14200)" office:value-type="float" office:value="1800" calcext:value-type="float">
            <text:p>18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];-14200)" office:value-type="float" office:value="354.459999999999" calcext:value-type="float">
            <text:p>354.459999999999</text:p>
          </table:table-cell>
          <table:table-cell office:value-type="float" office:value="14554.46" calcext:value-type="float">
            <text:p>14554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];-14200)" office:value-type="float" office:value="436.360000000001" calcext:value-type="float">
            <text:p>436.360000000001</text:p>
          </table:table-cell>
          <table:table-cell office:value-type="float" office:value="14636.36" calcext:value-type="float">
            <text:p>14636.3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];-14200)" office:value-type="float" office:value="493.07" calcext:value-type="float">
            <text:p>493.07</text:p>
          </table:table-cell>
          <table:table-cell office:value-type="float" office:value="14693.07" calcext:value-type="float">
            <text:p>14693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];-14200)" office:value-type="float" office:value="527.27" calcext:value-type="float">
            <text:p>527.27</text:p>
          </table:table-cell>
          <table:table-cell office:value-type="float" office:value="14727.27" calcext:value-type="float">
            <text:p>14727.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];-14200)" office:value-type="float" office:value="760" calcext:value-type="float">
            <text:p>760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2];-14200)" office:value-type="float" office:value="-533.33" calcext:value-type="float">
            <text:p>-533.33</text:p>
          </table:table-cell>
          <table:table-cell office:value-type="float" office:value="13666.67" calcext:value-type="float">
            <text:p>136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3];-14200)" office:value-type="float" office:value="870" calcext:value-type="float">
            <text:p>870</text:p>
          </table:table-cell>
          <table:table-cell office:value-type="float" office:value="15070" calcext:value-type="float">
            <text:p>150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4];-14200)" office:value-type="float" office:value="-450" calcext:value-type="float">
            <text:p>-450</text:p>
          </table:table-cell>
          <table:table-cell office:value-type="float" office:value="13750" calcext:value-type="float">
            <text:p>137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5];-14200)" office:value-type="float" office:value="1103.03" calcext:value-type="float">
            <text:p>1103.03</text:p>
          </table:table-cell>
          <table:table-cell office:value-type="float" office:value="15303.03" calcext:value-type="float">
            <text:p>15303.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6];-14200)" office:value-type="float" office:value="2300" calcext:value-type="float">
            <text:p>2300</text:p>
          </table:table-cell>
          <table:table-cell office:value-type="float" office:value="16500" calcext:value-type="float">
            <text:p>165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7];-14200)" office:value-type="float" office:value="1020" calcext:value-type="float">
            <text:p>1020</text:p>
          </table:table-cell>
          <table:table-cell office:value-type="float" office:value="15220" calcext:value-type="float">
            <text:p>15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8];-14200)" office:value-type="float" office:value="2400" calcext:value-type="float">
            <text:p>2400</text:p>
          </table:table-cell>
          <table:table-cell office:value-type="float" office:value="16600" calcext:value-type="float">
            <text:p>166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9];-14200)" office:value-type="float" office:value="1080" calcext:value-type="float">
            <text:p>1080</text:p>
          </table:table-cell>
          <table:table-cell office:value-type="float" office:value="15280" calcext:value-type="float">
            <text:p>15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0];-14200)" office:value-type="float" office:value="2500" calcext:value-type="float">
            <text:p>25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1];-14200)" office:value-type="float" office:value="978.219999999999" calcext:value-type="float">
            <text:p>978.219999999999</text:p>
          </table:table-cell>
          <table:table-cell office:value-type="float" office:value="15178.22" calcext:value-type="float">
            <text:p>15178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2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3];-14200)" office:value-type="float" office:value="1027.72" calcext:value-type="float">
            <text:p>1027.72</text:p>
          </table:table-cell>
          <table:table-cell office:value-type="float" office:value="15227.72" calcext:value-type="float">
            <text:p>15227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4];-14200)" office:value-type="float" office:value="1072.73" calcext:value-type="float">
            <text:p>1072.73</text:p>
          </table:table-cell>
          <table:table-cell office:value-type="float" office:value="15272.73" calcext:value-type="float">
            <text:p>15272.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5];-14200)" office:value-type="float" office:value="1057.43" calcext:value-type="float">
            <text:p>1057.43</text:p>
          </table:table-cell>
          <table:table-cell office:value-type="float" office:value="15257.43" calcext:value-type="float">
            <text:p>15257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6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7];-14200)" office:value-type="float" office:value="1250" calcext:value-type="float">
            <text:p>1250</text:p>
          </table:table-cell>
          <table:table-cell office:value-type="float" office:value="15450" calcext:value-type="float">
            <text:p>154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28];-14200)" office:value-type="float" office:value="-200" calcext:value-type="float">
            <text:p>-200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29];-14200)" office:value-type="float" office:value="1436.36" calcext:value-type="float">
            <text:p>1436.36</text:p>
          </table:table-cell>
          <table:table-cell office:value-type="float" office:value="15636.36" calcext:value-type="float">
            <text:p>15636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0];-14200)" office:value-type="float" office:value="1163.64" calcext:value-type="float">
            <text:p>1163.64</text:p>
          </table:table-cell>
          <table:table-cell office:value-type="float" office:value="15363.64" calcext:value-type="float">
            <text:p>15363.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1];-14200)" office:value-type="float" office:value="1300" calcext:value-type="float">
            <text:p>1300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2];-14200)" office:value-type="float" office:value="2700" calcext:value-type="float">
            <text:p>27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3];-14200)" office:value-type="float" office:value="1320" calcext:value-type="float">
            <text:p>1320</text:p>
          </table:table-cell>
          <table:table-cell office:value-type="float" office:value="15520" calcext:value-type="float">
            <text:p>155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4];-14200)" office:value-type="float" office:value="2700" calcext:value-type="float">
            <text:p>270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5];-14200)" office:value-type="float" office:value="1186.14" calcext:value-type="float">
            <text:p>1186.14</text:p>
          </table:table-cell>
          <table:table-cell office:value-type="float" office:value="15386.14" calcext:value-type="float">
            <text:p>15386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6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7];-14200)" office:value-type="float" office:value="1205.94" calcext:value-type="float">
            <text:p>1205.94</text:p>
          </table:table-cell>
          <table:table-cell office:value-type="float" office:value="15405.94" calcext:value-type="float">
            <text:p>15405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38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39];-14200)" office:value-type="float" office:value="1215.84" calcext:value-type="float">
            <text:p>1215.84</text:p>
          </table:table-cell>
          <table:table-cell office:value-type="float" office:value="15415.84" calcext:value-type="float">
            <text:p>15415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0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1];-14200)" office:value-type="float" office:value="1380" calcext:value-type="float">
            <text:p>1380</text:p>
          </table:table-cell>
          <table:table-cell office:value-type="float" office:value="15580" calcext:value-type="float">
            <text:p>155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2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3];-14200)" office:value-type="float" office:value="1547.47" calcext:value-type="float">
            <text:p>1547.47</text:p>
          </table:table-cell>
          <table:table-cell office:value-type="float" office:value="15747.47" calcext:value-type="float">
            <text:p>15747.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4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5];-14200)" office:value-type="float" office:value="1400" calcext:value-type="float">
            <text:p>14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6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7];-14200)" office:value-type="float" office:value="1400" calcext:value-type="float">
            <text:p>14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48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49];-14200)" office:value-type="float" office:value="1255.45" calcext:value-type="float">
            <text:p>1255.45</text:p>
          </table:table-cell>
          <table:table-cell office:value-type="float" office:value="15455.45" calcext:value-type="float">
            <text:p>15455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1];-14200)" office:value-type="float" office:value="1265.35" calcext:value-type="float">
            <text:p>1265.35</text:p>
          </table:table-cell>
          <table:table-cell office:value-type="float" office:value="15465.35" calcext:value-type="float">
            <text:p>1546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2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3];-14200)" office:value-type="float" office:value="1265.35" calcext:value-type="float">
            <text:p>1265.35</text:p>
          </table:table-cell>
          <table:table-cell office:value-type="float" office:value="15465.35" calcext:value-type="float">
            <text:p>15465.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5];-14200)" office:value-type="float" office:value="1420" calcext:value-type="float">
            <text:p>1420</text:p>
          </table:table-cell>
          <table:table-cell office:value-type="float" office:value="15620" calcext:value-type="float">
            <text:p>156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6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7];-14200)" office:value-type="float" office:value="1587.88" calcext:value-type="float">
            <text:p>1587.88</text:p>
          </table:table-cell>
          <table:table-cell office:value-type="float" office:value="15787.88" calcext:value-type="float">
            <text:p>15787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58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59];-14200)" office:value-type="float" office:value="1430" calcext:value-type="float">
            <text:p>1430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0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1];-14200)" office:value-type="float" office:value="1430" calcext:value-type="float">
            <text:p>1430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2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3];-14200)" office:value-type="float" office:value="1275.25" calcext:value-type="float">
            <text:p>1275.25</text:p>
          </table:table-cell>
          <table:table-cell office:value-type="float" office:value="15475.25" calcext:value-type="float">
            <text:p>15475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5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7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68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69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0];-14200)" office:value-type="float" office:value="-33.3299999999999" calcext:value-type="float">
            <text:p>-33.3299999999999</text:p>
          </table:table-cell>
          <table:table-cell office:value-type="float" office:value="14166.67" calcext:value-type="float">
            <text:p>14166.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1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2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3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4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5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6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7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78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79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1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2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3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4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5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7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88];-14200)" office:value-type="float" office:value="2800" calcext:value-type="float">
            <text:p>2800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89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1];-14200)" office:value-type="float" office:value="1440" calcext:value-type="float">
            <text:p>1440</text:p>
          </table:table-cell>
          <table:table-cell office:value-type="float" office:value="15640" calcext:value-type="float">
            <text:p>156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2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3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5];-14200)" office:value-type="float" office:value="1285.15" calcext:value-type="float">
            <text:p>1285.15</text:p>
          </table:table-cell>
          <table:table-cell office:value-type="float" office:value="15485.15" calcext:value-type="float">
            <text:p>15485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7];-14200)" office:value-type="float" office:value="1597.98" calcext:value-type="float">
            <text:p>1597.98</text:p>
          </table:table-cell>
          <table:table-cell office:value-type="float" office:value="15797.98" calcext:value-type="float">
            <text:p>15797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98];-14200)" office:value-type="float" office:value="50" calcext:value-type="float">
            <text:p>50</text:p>
          </table:table-cell>
          <table:table-cell office:value-type="float" office:value="14250" calcext:value-type="float">
            <text:p>142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99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0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1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2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3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5];-14200)" office:value-type="float" office:value="1450" calcext:value-type="float">
            <text:p>1450</text:p>
          </table:table-cell>
          <table:table-cell office:value-type="float" office:value="15650" calcext:value-type="float">
            <text:p>156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6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7];-14200)" office:value-type="float" office:value="1295.05" calcext:value-type="float">
            <text:p>1295.05</text:p>
          </table:table-cell>
          <table:table-cell office:value-type="float" office:value="15495.05" calcext:value-type="float">
            <text:p>15495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08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09];-14200)" office:value-type="float" office:value="1295.05" calcext:value-type="float">
            <text:p>1295.05</text:p>
          </table:table-cell>
          <table:table-cell office:value-type="float" office:value="15495.05" calcext:value-type="float">
            <text:p>15495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0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1];-14200)" office:value-type="float" office:value="1608.08" calcext:value-type="float">
            <text:p>1608.08</text:p>
          </table:table-cell>
          <table:table-cell office:value-type="float" office:value="15808.08" calcext:value-type="float">
            <text:p>15808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2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3];-14200)" office:value-type="float" office:value="1460" calcext:value-type="float">
            <text:p>1460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4];-14200)" office:value-type="float" office:value="1345.45" calcext:value-type="float">
            <text:p>1345.45</text:p>
          </table:table-cell>
          <table:table-cell office:value-type="float" office:value="15545.45" calcext:value-type="float">
            <text:p>15545.4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5];-14200)" office:value-type="float" office:value="1460" calcext:value-type="float">
            <text:p>1460</text:p>
          </table:table-cell>
          <table:table-cell office:value-type="float" office:value="15660" calcext:value-type="float">
            <text:p>15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6];-14200)" office:value-type="float" office:value="2900" calcext:value-type="float">
            <text:p>29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UM([.C117];-14200)" office:value-type="float" office:value="1470" calcext:value-type="float">
            <text:p>1470</text:p>
          </table:table-cell>
          <table:table-cell office:value-type="float" office:value="15670" calcext:value-type="float">
            <text:p>156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C118];-14200)" office:value-type="float" office:value="1254.54" calcext:value-type="float">
            <text:p>1254.54</text:p>
          </table:table-cell>
          <table:table-cell office:value-type="float" office:value="15454.54" calcext:value-type="float">
            <text:p>15454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21:03:50.296205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7:34:08.066723598</meta:creation-date>
    <dc:date>2021-12-16T21:16:56.810536325</dc:date>
    <meta:editing-duration>PT1H14M14S</meta:editing-duration>
    <meta:editing-cycles>11</meta:editing-cycles>
    <meta:generator>LibreOffice/6.4.7.2$Linux_X86_64 LibreOffice_project/40$Build-2</meta:generator>
    <meta:document-statistic meta:table-count="11" meta:cell-count="1372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1: 500 ms</text:p>
        </chart:title>
        <chart:legend chart:legend-position="end" svg:x="11.904cm" svg:y="3.946cm" style:legend-expansion="high" chart:style-name="ch3"/>
        <chart:plot-area chart:style-name="ch4" table:cell-range-address="motor1_500ms.A1:motor1_500ms.B26" chart:data-source-has-labels="row" svg:x="0.32cm" svg:y="1.301cm" svg:width="11.264cm" svg:height="7.519cm">
          <chartooo:coordinate-region svg:x="1.27cm" svg:y="1.485cm" svg:width="10.122cm" svg:height="7.1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500ms.A2:motor1_500ms.A26" chart:label-cell-address="motor1_500ms.A1:motor1_500ms.A1" chart:class="chart:line">
            <chart:data-point chart:repeated="25"/>
          </chart:series>
          <chart:series chart:style-name="ch8" chart:values-cell-range-address="motor1_500ms.B2:motor1_500ms.B26" chart:label-cell-address="motor1_500ms.B1:motor1_500ms.B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500ms.A1:motor1_500ms.A1</svg:desc>
                </draw:g>
              </table:table-cell>
              <table:table-cell office:value-type="string">
                <text:p>Adjusted Velocity</text:p>
                <draw:g>
                  <svg:desc>motor1_500ms.B1:motor1_50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500ms.A2:motor1_500ms.A26</svg:desc>
                </draw:g>
              </table:table-cell>
              <table:table-cell office:value-type="float" office:value="430">
                <text:p>430</text:p>
                <draw:g>
                  <svg:desc>motor1_500ms.B2:motor1_500ms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658.59">
                <text:p>65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58.17">
                <text:p>-158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88.889999999999">
                <text:p>688.88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06.190000000001">
                <text:p>-106.19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94.2099999999991">
                <text:p>-94.2099999999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92.2199999999993">
                <text:p>-92.2199999999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413.860000000001">
                <text:p>413.86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84.2299999999996">
                <text:p>-84.2299999999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80.2399999999998">
                <text:p>-80.2399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-78.2399999999998">
                <text:p>-78.23999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76.25">
                <text:p>-76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72.25">
                <text:p>-72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2: 500 ms</text:p>
        </chart:title>
        <chart:legend chart:legend-position="end" svg:x="11.904cm" svg:y="3.946cm" style:legend-expansion="high" chart:style-name="ch3"/>
        <chart:plot-area chart:style-name="ch4" table:cell-range-address="motor2_500ms.A1:motor2_500ms.B16" chart:data-source-has-labels="row" svg:x="0.32cm" svg:y="1.301cm" svg:width="11.264cm" svg:height="7.519cm">
          <chartooo:coordinate-region svg:x="1.27cm" svg:y="1.503cm" svg:width="10.059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500ms.A2:motor2_500ms.A16" chart:label-cell-address="motor2_500ms.A1:motor2_500ms.A1" chart:class="chart:line">
            <chart:data-point chart:repeated="15"/>
          </chart:series>
          <chart:series chart:style-name="ch8" chart:values-cell-range-address="motor2_500ms.B2:motor2_500ms.B16" chart:label-cell-address="motor2_500ms.B1:motor2_500ms.B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500ms.A1:motor2_500ms.A1</svg:desc>
                </draw:g>
              </table:table-cell>
              <table:table-cell office:value-type="string">
                <text:p>Adjusted Velocity</text:p>
                <draw:g>
                  <svg:desc>motor2_500ms.B1:motor2_50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2_500ms.A2:motor2_500ms.A16</svg:desc>
                </draw:g>
              </table:table-cell>
              <table:table-cell office:value-type="float" office:value="638.379999999999">
                <text:p>638.379999999999</text:p>
                <draw:g>
                  <svg:desc>motor2_500ms.B2:motor2_500ms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02.200000000001">
                <text:p>-102.2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9.379999999999">
                <text:p>109.37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71.290000000001">
                <text:p>671.29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33.129999999999">
                <text:p>233.12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23.15">
                <text:p>223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09.18">
                <text:p>209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1: 100 ms</text:p>
        </chart:title>
        <chart:legend chart:legend-position="end" svg:x="13.111cm" svg:y="3.946cm" style:legend-expansion="high" chart:style-name="ch3"/>
        <chart:plot-area chart:style-name="ch4" table:cell-range-address="motor1_100ms.A1:motor1_100ms.B38" svg:x="0.32cm" svg:y="1.301cm" svg:width="12.471cm" svg:height="7.519cm">
          <chartooo:coordinate-region svg:x="1.143cm" svg:y="1.503cm" svg:width="11.648cm" svg:height="6.5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100ms.A1:motor1_100ms.A38" chart:class="chart:line">
            <chart:data-point chart:repeated="38"/>
          </chart:series>
          <chart:series chart:style-name="ch8" chart:values-cell-range-address="motor1_100ms.B1:motor1_100ms.B38" chart:class="chart:line"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100ms.A1:motor1_100ms.A38</svg:desc>
                </draw:g>
              </table:table-cell>
              <table:table-cell office:value-type="float" office:value="310">
                <text:p>310</text:p>
                <draw:g>
                  <svg:desc>motor1_100ms.B1:motor1_100ms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4.7099999999991">
                <text:p>64.7099999999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255.450000000001">
                <text:p>255.45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324.75">
                <text:p>32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374.26">
                <text:p>374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94.059999999999">
                <text:p>394.05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53.459999999999">
                <text:p>453.4599999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769.700000000001">
                <text:p>769.7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19.610000000001">
                <text:p>319.61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29.41">
                <text:p>329.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9.41">
                <text:p>329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473.270000000001">
                <text:p>473.27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483.17">
                <text:p>483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83.17">
                <text:p>483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1: 50 ms</text:p>
        </chart:title>
        <chart:legend chart:legend-position="end" svg:x="11.904cm" svg:y="3.946cm" style:legend-expansion="high" chart:style-name="ch3"/>
        <chart:plot-area chart:style-name="ch4" table:cell-range-address="motor1_50ms.A1:motor1_50ms.B77" chart:data-source-has-labels="row" svg:x="0.32cm" svg:y="1.301cm" svg:width="11.264cm" svg:height="7.519cm">
          <chartooo:coordinate-region svg:x="1.333cm" svg:y="1.504cm" svg:width="10.251cm" svg:height="6.5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50ms.A2:motor1_50ms.A77" chart:label-cell-address="motor1_50ms.A1:motor1_50ms.A1" chart:class="chart:line">
            <chart:data-point chart:repeated="76"/>
          </chart:series>
          <chart:series chart:style-name="ch8" chart:values-cell-range-address="motor1_50ms.B2:motor1_50ms.B77" chart:label-cell-address="motor1_50ms.B1:motor1_50ms.B1" chart:class="chart:line">
            <chart:data-point chart:repeated="7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50ms.A1:motor1_50ms.A1</svg:desc>
                </draw:g>
              </table:table-cell>
              <table:table-cell office:value-type="string">
                <text:p>Adjusted Velocity</text:p>
                <draw:g>
                  <svg:desc>motor1_50ms.B1:motor1_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50ms.A2:motor1_50ms.A77</svg:desc>
                </draw:g>
              </table:table-cell>
              <table:table-cell office:value-type="float" office:value="47.5300000000007">
                <text:p>47.5300000000007</text:p>
                <draw:g>
                  <svg:desc>motor1_50ms.B2:motor1_50ms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50.98">
                <text:p>25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49.02">
                <text:p>349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364.360000000001">
                <text:p>364.3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07.84">
                <text:p>407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423.76">
                <text:p>423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66.67">
                <text:p>466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769.700000000001">
                <text:p>769.7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532.67">
                <text:p>532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03.92">
                <text:p>603.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19.23">
                <text:p>319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43.139999999999">
                <text:p>643.13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890.91">
                <text:p>890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611.879999999999">
                <text:p>611.87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96.15">
                <text:p>396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82.35">
                <text:p>682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961.620000000001">
                <text:p>961.620000000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15.379999999999">
                <text:p>415.37999999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961.620000000001">
                <text:p>961.62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415.379999999999">
                <text:p>415.37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">
                <text:p>2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">
                <text:p>255</text:p>
              </table:table-cell>
              <table:table-cell office:value-type="float" office:value="671.290000000001">
                <text:p>671.29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701.959999999999">
                <text:p>701.9599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">
                <text:p>255</text:p>
              </table:table-cell>
              <table:table-cell office:value-type="float" office:value="971.719999999999">
                <text:p>971.7199999999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">
                <text:p>25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1: 10 ms</text:p>
        </chart:title>
        <chart:legend chart:legend-position="end" svg:x="11.904cm" svg:y="3.946cm" style:legend-expansion="high" chart:style-name="ch3"/>
        <chart:plot-area chart:style-name="ch4" table:cell-range-address="motor1_10ms.A1:motor1_10ms.B50" chart:data-source-has-labels="row" svg:x="0.32cm" svg:y="1.301cm" svg:width="11.264cm" svg:height="7.519cm">
          <chartooo:coordinate-region svg:x="1.27cm" svg:y="1.504cm" svg:width="10.109cm" svg:height="7.1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10ms.A2:motor1_10ms.A50" chart:label-cell-address="motor1_10ms.A1:motor1_10ms.A1" chart:class="chart:line">
            <chart:data-point chart:repeated="49"/>
          </chart:series>
          <chart:series chart:style-name="ch8" chart:values-cell-range-address="motor1_10ms.B2:motor1_10ms.B50" chart:label-cell-address="motor1_10ms.B1:motor1_10ms.B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10ms.A1:motor1_10ms.A1</svg:desc>
                </draw:g>
              </table:table-cell>
              <table:table-cell office:value-type="string">
                <text:p>Adjusted Velocity</text:p>
                <draw:g>
                  <svg:desc>motor1_10ms.B1:motor1_1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10ms.A2:motor1_10ms.A50</svg:desc>
                </draw:g>
              </table:table-cell>
              <table:table-cell office:value-type="float" office:value="1040">
                <text:p>1040</text:p>
                <draw:g>
                  <svg:desc>motor1_10ms.B2:motor1_10m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90.91">
                <text:p>89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214.14">
                <text:p>1214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948.51">
                <text:p>948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958.42">
                <text:p>958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">
                <text:p>255</text:p>
              </table:table-cell>
              <table:table-cell office:value-type="float" office:value="1007.92">
                <text:p>1007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">
                <text:p>255</text:p>
              </table:table-cell>
              <table:table-cell office:value-type="float" office:value="1325.25">
                <text:p>1325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">
                <text:p>255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5">
                <text:p>255</text:p>
              </table:table-cell>
              <table:table-cell office:value-type="float" office:value="1017.82">
                <text:p>1017.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">
                <text:p>25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283.33">
                <text:p>-283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">
                <text:p>25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-283.33">
                <text:p>-283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">
                <text:p>255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981.82">
                <text:p>981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">
                <text:p>255</text:p>
              </table:table-cell>
              <table:table-cell office:value-type="float" office:value="1335.35">
                <text:p>1335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">
                <text:p>25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">
                <text:p>255</text:p>
              </table:table-cell>
              <table:table-cell office:value-type="float" office:value="1037.62">
                <text:p>1037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2: 10 ms</text:p>
        </chart:title>
        <chart:legend chart:legend-position="end" svg:x="11.904cm" svg:y="3.946cm" style:legend-expansion="high" chart:style-name="ch3"/>
        <chart:plot-area chart:style-name="ch4" table:cell-range-address="motor2_10ms.A1:motor2_10ms.B118" chart:data-source-has-labels="row" svg:x="0.32cm" svg:y="1.301cm" svg:width="11.264cm" svg:height="7.519cm">
          <chartooo:coordinate-region svg:x="1.46cm" svg:y="1.503cm" svg:width="10.124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10ms.A2:motor2_10ms.A118" chart:label-cell-address="motor2_10ms.A1:motor2_10ms.A1" chart:class="chart:line">
            <chart:data-point chart:repeated="117"/>
          </chart:series>
          <chart:series chart:style-name="ch8" chart:values-cell-range-address="motor2_10ms.B2:motor2_10ms.B118" chart:label-cell-address="motor2_10ms.B1:motor2_10ms.B1" chart:class="chart:line"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10ms.A1:motor2_10ms.A1</svg:desc>
                </draw:g>
              </table:table-cell>
              <table:table-cell office:value-type="string">
                <text:p>Adjusted Velocity</text:p>
                <draw:g>
                  <svg:desc>motor2_10ms.B1:motor2_1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10ms.A2:motor2_10ms.A118</svg:desc>
                </draw:g>
              </table:table-cell>
              <table:table-cell office:value-type="float" office:value="1300">
                <text:p>1300</text:p>
                <draw:g>
                  <svg:desc>motor2_10ms.B2:motor2_10ms.B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354.459999999999">
                <text:p>354.459999999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36.360000000001">
                <text:p>436.36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493.07">
                <text:p>493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27.27">
                <text:p>527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33.33">
                <text:p>-533.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1103.03">
                <text:p>1103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78.219999999999">
                <text:p>978.21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1027.72">
                <text:p>1027.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72.73">
                <text:p>1072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1057.43">
                <text:p>1057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1436.36">
                <text:p>1436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1186.14">
                <text:p>1186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1205.94">
                <text:p>1205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1215.84">
                <text:p>1215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1547.47">
                <text:p>1547.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1255.45">
                <text:p>1255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">
                <text:p>255</text:p>
              </table:table-cell>
              <table:table-cell office:value-type="float" office:value="1265.35">
                <text:p>1265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265.35">
                <text:p>1265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">
                <text:p>25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1587.88">
                <text:p>1587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275.25">
                <text:p>127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-33.3299999999999">
                <text:p>-33.329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5">
                <text:p>255</text:p>
              </table:table-cell>
              <table:table-cell office:value-type="float" office:value="1285.15">
                <text:p>1285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5">
                <text:p>255</text:p>
              </table:table-cell>
              <table:table-cell office:value-type="float" office:value="1597.98">
                <text:p>1597.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5">
                <text:p>255</text:p>
              </table:table-cell>
              <table:table-cell office:value-type="float" office:value="1295.05">
                <text:p>1295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5">
                <text:p>255</text:p>
              </table:table-cell>
              <table:table-cell office:value-type="float" office:value="1295.05">
                <text:p>1295.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1608.08">
                <text:p>1608.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5">
                <text:p>25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345.45">
                <text:p>1345.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5">
                <text:p>255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5">
                <text:p>25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254.54">
                <text:p>1254.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1: 250 ms</text:p>
        </chart:title>
        <chart:legend chart:legend-position="end" svg:x="11.904cm" svg:y="3.946cm" style:legend-expansion="high" chart:style-name="ch3"/>
        <chart:plot-area chart:style-name="ch4" table:cell-range-address="motor1_250ms.A1:motor1_250ms.B18" chart:data-source-has-labels="row" svg:x="0.32cm" svg:y="1.301cm" svg:width="11.264cm" svg:height="7.519cm">
          <chartooo:coordinate-region svg:x="1.143cm" svg:y="1.503cm" svg:width="10.24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1_250ms.A2:motor1_250ms.A18" chart:label-cell-address="motor1_250ms.A1:motor1_250ms.A1" chart:class="chart:line">
            <chart:data-point chart:repeated="17"/>
          </chart:series>
          <chart:series chart:style-name="ch8" chart:values-cell-range-address="motor1_250ms.B2:motor1_250ms.B18" chart:label-cell-address="motor1_250ms.B1:motor1_250ms.B1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1_250ms.A1:motor1_250ms.A1</svg:desc>
                </draw:g>
              </table:table-cell>
              <table:table-cell office:value-type="string">
                <text:p>Adjusted Velocity</text:p>
                <draw:g>
                  <svg:desc>motor1_250ms.B1:motor1_2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1_250ms.A2:motor1_250ms.A18</svg:desc>
                </draw:g>
              </table:table-cell>
              <table:table-cell office:value-type="float" office:value="250">
                <text:p>250</text:p>
                <draw:g>
                  <svg:desc>motor1_250ms.B2:motor1_250ms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5.0599999999995">
                <text:p>65.059999999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196.040000000001">
                <text:p>196.04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1.0799999999999">
                <text:p>31.07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245.540000000001">
                <text:p>245.54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6.9300000000003">
                <text:p>66.930000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0.8400000000001">
                <text:p>90.84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2.790000000001">
                <text:p>102.79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577.780000000001">
                <text:p>577.7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4.74">
                <text:p>114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93cm" svg:y="0.316cm" chart:style-name="ch2">
          <text:p>Motor 2: 50 ms</text:p>
        </chart:title>
        <chart:legend chart:legend-position="end" svg:x="11.904cm" svg:y="3.946cm" style:legend-expansion="high" chart:style-name="ch3"/>
        <chart:plot-area chart:style-name="ch4" table:cell-range-address="motor2_50ms.A1:motor2_50ms.B48" chart:data-source-has-labels="row" svg:x="0.32cm" svg:y="1.301cm" svg:width="11.264cm" svg:height="7.519cm">
          <chartooo:coordinate-region svg:x="1.333cm" svg:y="1.503cm" svg:width="10.251cm" svg:height="6.5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50ms.A2:motor2_50ms.A48" chart:label-cell-address="motor2_50ms.A1:motor2_50ms.A1" chart:class="chart:line">
            <chart:data-point chart:repeated="47"/>
          </chart:series>
          <chart:series chart:style-name="ch8" chart:values-cell-range-address="motor2_50ms.B2:motor2_50ms.B48" chart:label-cell-address="motor2_50ms.B1:motor2_50ms.B1" chart:class="chart:line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50ms.A1:motor2_50ms.A1</svg:desc>
                </draw:g>
              </table:table-cell>
              <table:table-cell office:value-type="string">
                <text:p>Adjusted Velocity</text:p>
                <draw:g>
                  <svg:desc>motor2_50ms.B1:motor2_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50ms.A2:motor2_50ms.A48</svg:desc>
                </draw:g>
              </table:table-cell>
              <table:table-cell office:value-type="float" office:value="368.629999999999">
                <text:p>368.629999999999</text:p>
                <draw:g>
                  <svg:desc>motor2_50ms.B2:motor2_50ms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413.860000000001">
                <text:p>413.86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84.31">
                <text:p>584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62.75">
                <text:p>662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651.49">
                <text:p>65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21.57">
                <text:p>72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1002.02">
                <text:p>1002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60.780000000001">
                <text:p>760.7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819.610000000001">
                <text:p>819.61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790.1">
                <text:p>79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58.82">
                <text:p>858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1113.13">
                <text:p>11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78.43">
                <text:p>878.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98.040000000001">
                <text:p>898.04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849.5">
                <text:p>84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917.65">
                <text:p>917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1163.64">
                <text:p>1163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26.92">
                <text:p>626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879.209999999999">
                <text:p>879.20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879.209999999999">
                <text:p>879.20999999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1183.84">
                <text:p>1183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899.01">
                <text:p>899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37.25">
                <text:p>937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646.15">
                <text:p>646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1204.04">
                <text:p>1204.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899.01">
                <text:p>899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956.860000000001">
                <text:p>956.8600000000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2: 100 ms</text:p>
        </chart:title>
        <chart:legend chart:legend-position="end" svg:x="11.904cm" svg:y="3.946cm" style:legend-expansion="high" chart:style-name="ch3"/>
        <chart:plot-area chart:style-name="ch4" table:cell-range-address="motor2_100ms.A1:motor2_100ms.B50" chart:data-source-has-labels="row" svg:x="0.32cm" svg:y="1.301cm" svg:width="11.264cm" svg:height="7.519cm">
          <chartooo:coordinate-region svg:x="1.27cm" svg:y="1.504cm" svg:width="10.109cm" svg:height="7.1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100ms.A2:motor2_100ms.A50" chart:label-cell-address="motor2_100ms.A1:motor2_100ms.A1" chart:class="chart:line">
            <chart:data-point chart:repeated="49"/>
          </chart:series>
          <chart:series chart:style-name="ch8" chart:values-cell-range-address="motor2_100ms.B2:motor2_100ms.B50" chart:label-cell-address="motor2_100ms.B1:motor2_100ms.B1" chart:class="chart:line"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100ms.A1:motor2_100ms.A1</svg:desc>
                </draw:g>
              </table:table-cell>
              <table:table-cell office:value-type="string">
                <text:p>Adjusted Velocity</text:p>
                <draw:g>
                  <svg:desc>motor2_100ms.B1:motor2_10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tor2_100ms.A2:motor2_100ms.A50</svg:desc>
                </draw:g>
              </table:table-cell>
              <table:table-cell office:value-type="float" office:value="-41.5799999999999">
                <text:p>-41.5799999999999</text:p>
                <draw:g>
                  <svg:desc>motor2_100ms.B2:motor2_100m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5">
                <text:p>255</text:p>
              </table:table-cell>
              <table:table-cell office:value-type="float" office:value="426.26">
                <text:p>426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5.2900000000009">
                <text:p>35.2900000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2.16">
                <text:p>192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">
                <text:p>2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">
                <text:p>25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68.629999999999">
                <text:p>368.62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562.379999999999">
                <text:p>562.37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">
                <text:p>255</text:p>
              </table:table-cell>
              <table:table-cell office:value-type="float" office:value="611.879999999999">
                <text:p>611.87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">
                <text:p>255</text:p>
              </table:table-cell>
              <table:table-cell office:value-type="float" office:value="641.58">
                <text:p>641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661.389999999999">
                <text:p>661.389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991.92">
                <text:p>991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00.99">
                <text:p>70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">
                <text:p>25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710.889999999999">
                <text:p>710.88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74.51">
                <text:p>574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84.31">
                <text:p>584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">
                <text:p>255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  <table:table-cell office:value-type="float" office:value="740.59">
                <text:p>740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730.690000000001">
                <text:p>730.69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750.5">
                <text:p>75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">
                <text:p>25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80">
                <text:p>8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6cm" svg:y="0.316cm" chart:style-name="ch2">
          <text:p>Motor 2: 250 ms</text:p>
        </chart:title>
        <chart:legend chart:legend-position="end" svg:x="11.904cm" svg:y="3.946cm" style:legend-expansion="high" chart:style-name="ch3"/>
        <chart:plot-area chart:style-name="ch4" table:cell-range-address="motor2_250ms.A1:motor2_250ms.B19" chart:data-source-has-labels="row" svg:x="0.32cm" svg:y="1.301cm" svg:width="11.264cm" svg:height="7.519cm">
          <chartooo:coordinate-region svg:x="1.27cm" svg:y="1.44cm" svg:width="10.059cm" svg:height="7.1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otor2_250ms.A2:motor2_250ms.A19" chart:label-cell-address="motor2_250ms.A1:motor2_250ms.A1" chart:class="chart:line">
            <chart:data-point chart:repeated="18"/>
          </chart:series>
          <chart:series chart:style-name="ch8" chart:values-cell-range-address="motor2_250ms.B2:motor2_250ms.B19" chart:label-cell-address="motor2_250ms.B1:motor2_250ms.B1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 PWM</text:p>
                <draw:g>
                  <svg:desc>motor2_250ms.A1:motor2_250ms.A1</svg:desc>
                </draw:g>
              </table:table-cell>
              <table:table-cell office:value-type="string">
                <text:p>Adjusted Velocity</text:p>
                <draw:g>
                  <svg:desc>motor2_250ms.B1:motor2_250m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">
                <text:p>255</text:p>
                <draw:g>
                  <svg:desc>motor2_250ms.A2:motor2_250ms.A19</svg:desc>
                </draw:g>
              </table:table-cell>
              <table:table-cell office:value-type="float" office:value="90">
                <text:p>90</text:p>
                <draw:g>
                  <svg:desc>motor2_250ms.B2:motor2_250ms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56.17">
                <text:p>-156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5">
                <text:p>255</text:p>
              </table:table-cell>
              <table:table-cell office:value-type="float" office:value="537.370000000001">
                <text:p>537.37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0.76">
                <text:p>11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">
                <text:p>255</text:p>
              </table:table-cell>
              <table:table-cell office:value-type="float" office:value="698.99">
                <text:p>698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54.18">
                <text:p>254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">
                <text:p>255</text:p>
              </table:table-cell>
              <table:table-cell office:value-type="float" office:value="493.07">
                <text:p>493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542.57">
                <text:p>542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81.67">
                <text:p>381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">
                <text:p>255</text:p>
              </table:table-cell>
              <table:table-cell office:value-type="float" office:value="572.280000000001">
                <text:p>572.28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">
                <text:p>25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">
                <text:p>255</text:p>
              </table:table-cell>
              <table:table-cell office:value-type="float" office:value="901.01">
                <text:p>90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29.48">
                <text:p>429.4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